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9f598" officeooo:paragraph-rsid="0019f598"/>
    </style:style>
    <style:style style:name="P2" style:family="paragraph" style:parent-style-name="Heading_20_1">
      <style:text-properties officeooo:rsid="0019f598" officeooo:paragraph-rsid="0019f598"/>
    </style:style>
    <style:style style:name="P3" style:family="paragraph" style:parent-style-name="Text_20_body">
      <style:text-properties officeooo:paragraph-rsid="0019f598"/>
    </style:style>
    <style:style style:name="T1" style:family="text">
      <style:text-properties officeooo:rsid="0019f5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Abstract </text:h>
      <text:h text:style-name="P2" text:outline-level="1">Background Information</text:h>
      <text:p text:style-name="P3"><text:tab/><text:span text:style-name="T1">The bass guitar project was originally conceived in figur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59:15.435877076</meta:creation-date>
    <dc:date>2024-11-19T09:05:55.457062663</dc:date>
    <meta:editing-duration>PT6M40S</meta:editing-duration>
    <meta:editing-cycles>1</meta:editing-cycles>
    <meta:document-statistic meta:table-count="0" meta:image-count="0" meta:object-count="0" meta:page-count="2" meta:paragraph-count="3" meta:word-count="12" meta:character-count="90" meta:non-whitespace-character-count="79"/>
    <meta:generator>LibreOffice/24.2.7.2$Linux_X86_64 LibreOffice_project/420$Build-2</meta:generator>
  </office:meta>
</office:document-meta>
</file>